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the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the traveler’s ship&quot;, &quot;code&quot;: &quot;Traveler&quot;, }," calcext:value-type="string">
            <text:p>0xa: { "id": 0xa, "name": "On the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On Goron Island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0: { &quot;id&quot;: 0x10, &quot;name&quot;: &quot;On Goron Island&quot;, &quot;code&quot;: &quot;Goron&quot;, }," calcext:value-type="string">
            <text:p>0x10: { "id": 0x10, "name": "On Goron Island", "code": "Goron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oronTemple</text:p>
          </table:table-cell>
          <table:table-cell office:value-type="string" calcext:value-type="string">
            <text:p>In the Goron Temple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20: { &quot;id&quot;: 0x20, &quot;name&quot;: &quot;In the Goron Temple&quot;, &quot;code&quot;: &quot;GoronTemple&quot;, }," calcext:value-type="string">
            <text:p>0x20: { "id": 0x20, "name": "In the Goron Temple", "code": "GoronTempl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Dongorongo</text:p>
          </table:table-cell>
          <table:table-cell office:value-type="string" calcext:value-type="string">
            <text:p>In Dongorongo’s lair…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2e: { &quot;id&quot;: 0x2e, &quot;name&quot;: &quot;In Dongorongo’s lair…&quot;, &quot;code&quot;: &quot;Dongorongo&quot;, }," calcext:value-type="string">
            <text:p>0x2e: { "id": 0x2e, "name": "In Dongorongo’s lair…", "code": "Dongorongo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2:20:12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07T14:11:02.108000000</dc:date>
    <meta:editing-duration>P3DT19H39M9S</meta:editing-duration>
    <meta:editing-cycles>149</meta:editing-cycles>
    <meta:generator>LibreOffice/6.3.4.2$Windows_X86_64 LibreOffice_project/60da17e045e08f1793c57c00ba83cdfce946d0aa</meta:generator>
    <meta:document-statistic meta:table-count="1" meta:cell-count="167" meta:object-count="0"/>
  </office:meta>
</office:document-meta>
</file>